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 d'emploi MD</text:p>
      <text:p text:style-name="Standard"/>
      <text:p text:style-name="Standard">#titre</text:p>
      <text:p text:style-name="Standard">#sous-titre</text:p>
      <text:p text:style-name="Standard"/>
      <text:p text:style-name="Standard">**Titre section</text:p>
      <text:p text:style-name="Standard">- points</text:p>
      <text:p text:style-name="Standard">Tabulation - points </text:p>
      <text:p text:style-name="Standard">*italique*</text:p>
      <text:p text:style-name="Standard"/>
      <text:p text:style-name="Standard">Tâche <text:s/>| Responsable | Deadline<text:line-break/>------------ | ------------- | --------<text:line-break/>État de l'art, thèses, comparatifs,bibliographie | Benoît,Mikaïl | 01/10 extendable<text:line-break/>Établir le cahier des charges/compte-rendu | Dan | 01/10 Octobre<text:line-break/>Compléter le jeu, et la compatibilité C++ 2011 | Gabriel | 01/10 extendable<text:line-break/>Tutoriel MS Project + UML si possible | Baptiste | 01/10 extend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5T22:40:27.35</meta:creation-date>
    <dc:date>2014-09-25T23:05:00.36</dc:date>
    <dc:creator>Dan </dc:creator>
    <meta:editing-duration>PT3M54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8" meta:word-count="68" meta:character-count="450"/>
  </office:meta>
</office:document-meta>
</file>